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retained_catch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lion lbs</text:p>
          </table:table-cell>
          <table:table-cell office:value-type="string" calcext:value-type="string">
            <text:p>tonn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1.3263" calcext:value-type="float">
            <text:p>51.3263</text:p>
          </table:table-cell>
          <table:table-cell table:formula="of:=[retained_catch.B2]*1000000*0.000453592" office:value-type="float" office:value="23281.1990696" calcext:value-type="float">
            <text:p>23281.2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]" office:value-type="float" office:value="23281.1990696" calcext:value-type="float">
            <text:p>23281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3.92" calcext:value-type="float">
            <text:p>63.92</text:p>
          </table:table-cell>
          <table:table-cell table:formula="of:=[retained_catch.B3]*1000000*0.000453592" office:value-type="float" office:value="28993.60064" calcext:value-type="float">
            <text:p>28993.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]" office:value-type="float" office:value="28993.60064" calcext:value-type="float">
            <text:p>2899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9.9679" calcext:value-type="float">
            <text:p>69.9679</text:p>
          </table:table-cell>
          <table:table-cell table:formula="of:=[retained_catch.B4]*1000000*0.000453592" office:value-type="float" office:value="31736.8796968" calcext:value-type="float">
            <text:p>31736.9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]" office:value-type="float" office:value="31736.8796968" calcext:value-type="float">
            <text:p>31736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7.6183" calcext:value-type="float">
            <text:p>87.6183</text:p>
          </table:table-cell>
          <table:table-cell table:formula="of:=[retained_catch.B5]*1000000*0.000453592" office:value-type="float" office:value="39742.9599336" calcext:value-type="float">
            <text:p>39743.0</text:p>
          </table:table-cell>
          <table:table-cell/>
          <table:table-cell office:value-type="float" office:value="1978" calcext:value-type="float">
            <text:p>197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5]" office:value-type="float" office:value="39742.9599336" calcext:value-type="float">
            <text:p>39743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7.8281" calcext:value-type="float">
            <text:p>107.8281</text:p>
          </table:table-cell>
          <table:table-cell table:formula="of:=[retained_catch.B6]*1000000*0.000453592" office:value-type="float" office:value="48909.9635352" calcext:value-type="float">
            <text:p>48910.0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6]" office:value-type="float" office:value="48909.9635352" calcext:value-type="float">
            <text:p>4891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9.9485" calcext:value-type="float">
            <text:p>129.9485</text:p>
          </table:table-cell>
          <table:table-cell table:formula="of:=[retained_catch.B7]*1000000*0.000453592" office:value-type="float" office:value="58943.600012" calcext:value-type="float">
            <text:p>58943.6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7]" office:value-type="float" office:value="58943.600012" calcext:value-type="float">
            <text:p>58943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3.5914" calcext:value-type="float">
            <text:p>33.5914</text:p>
          </table:table-cell>
          <table:table-cell table:formula="of:=[retained_catch.B8]*1000000*0.000453592" office:value-type="float" office:value="15236.7903088" calcext:value-type="float">
            <text:p>15236.8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8]" office:value-type="float" office:value="15236.7903088" calcext:value-type="float">
            <text:p>15236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0012" calcext:value-type="float">
            <text:p>3.0012</text:p>
          </table:table-cell>
          <table:table-cell table:formula="of:=[retained_catch.B9]*1000000*0.000453592" office:value-type="float" office:value="1361.3203104" calcext:value-type="float">
            <text:p>1361.3</text:p>
          </table:table-cell>
          <table:table-cell/>
          <table:table-cell office:value-type="float" office:value="1982" calcext:value-type="float">
            <text:p>19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9]" office:value-type="float" office:value="1361.3203104" calcext:value-type="float">
            <text:p>1361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table:formula="of:=[retained_catch.B10]*1000000*0.000453592" office:value-type="float" office:value="0" calcext:value-type="float">
            <text:p>0.0</text:p>
          </table:table-cell>
          <table:table-cell/>
          <table:table-cell office:value-type="float" office:value="1983" calcext:value-type="float">
            <text:p>198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0]" office:value-type="float" office:value="0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.1824" calcext:value-type="float">
            <text:p>4.1824</text:p>
          </table:table-cell>
          <table:table-cell table:formula="of:=[retained_catch.B11]*1000000*0.000453592" office:value-type="float" office:value="1897.1031808" calcext:value-type="float">
            <text:p>1897.1</text:p>
          </table:table-cell>
          <table:table-cell/>
          <table:table-cell office:value-type="float" office:value="1984" calcext:value-type="float">
            <text:p>198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1]" office:value-type="float" office:value="1897.1031808" calcext:value-type="float">
            <text:p>189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.175" calcext:value-type="float">
            <text:p>4.175</text:p>
          </table:table-cell>
          <table:table-cell table:formula="of:=[retained_catch.B12]*1000000*0.000453592" office:value-type="float" office:value="1893.7466" calcext:value-type="float">
            <text:p>1893.7</text:p>
          </table:table-cell>
          <table:table-cell/>
          <table:table-cell office:value-type="float" office:value="1985" calcext:value-type="float">
            <text:p>198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2]" office:value-type="float" office:value="1893.7466" calcext:value-type="float">
            <text:p>189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.3939" calcext:value-type="float">
            <text:p>11.3939</text:p>
          </table:table-cell>
          <table:table-cell table:formula="of:=[retained_catch.B13]*1000000*0.000453592" office:value-type="float" office:value="5168.1818888" calcext:value-type="float">
            <text:p>5168.2</text:p>
          </table:table-cell>
          <table:table-cell/>
          <table:table-cell office:value-type="float" office:value="1986" calcext:value-type="float">
            <text:p>198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3]" office:value-type="float" office:value="5168.1818888" calcext:value-type="float">
            <text:p>5168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.2891" calcext:value-type="float">
            <text:p>12.2891</text:p>
          </table:table-cell>
          <table:table-cell table:formula="of:=[retained_catch.B14]*1000000*0.000453592" office:value-type="float" office:value="5574.2374472" calcext:value-type="float">
            <text:p>5574.2</text:p>
          </table:table-cell>
          <table:table-cell/>
          <table:table-cell office:value-type="float" office:value="1987" calcext:value-type="float">
            <text:p>198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4]" office:value-type="float" office:value="5574.2374472" calcext:value-type="float">
            <text:p>5574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.3878" calcext:value-type="float">
            <text:p>7.3878</text:p>
          </table:table-cell>
          <table:table-cell table:formula="of:=[retained_catch.B15]*1000000*0.000453592" office:value-type="float" office:value="3351.0469776" calcext:value-type="float">
            <text:p>3351.0</text:p>
          </table:table-cell>
          <table:table-cell/>
          <table:table-cell office:value-type="float" office:value="1988" calcext:value-type="float">
            <text:p>198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5]" office:value-type="float" office:value="3351.0469776" calcext:value-type="float">
            <text:p>335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.2648" calcext:value-type="float">
            <text:p>10.2648</text:p>
          </table:table-cell>
          <table:table-cell table:formula="of:=[retained_catch.B16]*1000000*0.000453592" office:value-type="float" office:value="4656.0311616" calcext:value-type="float">
            <text:p>4656.0</text:p>
          </table:table-cell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6]" office:value-type="float" office:value="4656.0311616" calcext:value-type="float">
            <text:p>465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.443" calcext:value-type="float">
            <text:p>20.443</text:p>
          </table:table-cell>
          <table:table-cell table:formula="of:=[retained_catch.B17]*1000000*0.000453592" office:value-type="float" office:value="9272.781256" calcext:value-type="float">
            <text:p>9272.8</text:p>
          </table:table-cell>
          <table:table-cell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7]" office:value-type="float" office:value="9272.781256" calcext:value-type="float">
            <text:p>9272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7.384" calcext:value-type="float">
            <text:p>17.384</text:p>
          </table:table-cell>
          <table:table-cell table:formula="of:=[retained_catch.B18]*1000000*0.000453592" office:value-type="float" office:value="7885.243328" calcext:value-type="float">
            <text:p>7885.2</text:p>
          </table:table-cell>
          <table:table-cell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8]" office:value-type="float" office:value="7885.243328" calcext:value-type="float">
            <text:p>7885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.117" calcext:value-type="float">
            <text:p>8.117</text:p>
          </table:table-cell>
          <table:table-cell table:formula="of:=[retained_catch.B19]*1000000*0.000453592" office:value-type="float" office:value="3681.806264" calcext:value-type="float">
            <text:p>3681.8</text:p>
          </table:table-cell>
          <table:table-cell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19]" office:value-type="float" office:value="3681.806264" calcext:value-type="float">
            <text:p>3681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.682" calcext:value-type="float">
            <text:p>14.682</text:p>
          </table:table-cell>
          <table:table-cell table:formula="of:=[retained_catch.B20]*1000000*0.000453592" office:value-type="float" office:value="6659.637744" calcext:value-type="float">
            <text:p>6659.6</text:p>
          </table:table-cell>
          <table:table-cell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0]" office:value-type="float" office:value="6659.637744" calcext:value-type="float">
            <text:p>665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93" calcext:value-type="float">
            <text:p>0.093</text:p>
          </table:table-cell>
          <table:table-cell table:formula="of:=[retained_catch.B21]*1000000*0.000453592" office:value-type="float" office:value="42.184056" calcext:value-type="float">
            <text:p>42.2</text:p>
          </table:table-cell>
          <table:table-cell/>
          <table:table-cell office:value-type="float" office:value="1994" calcext:value-type="float">
            <text:p>199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1]" office:value-type="float" office:value="42.184056" calcext:value-type="float">
            <text:p>42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8" calcext:value-type="float">
            <text:p>0.08</text:p>
          </table:table-cell>
          <table:table-cell table:formula="of:=[retained_catch.B22]*1000000*0.000453592" office:value-type="float" office:value="36.28736" calcext:value-type="float">
            <text:p>36.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2]" office:value-type="float" office:value="36.28736" calcext:value-type="float">
            <text:p>36.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.514" calcext:value-type="float">
            <text:p>8.514</text:p>
          </table:table-cell>
          <table:table-cell table:formula="of:=[retained_catch.B23]*1000000*0.000453592" office:value-type="float" office:value="3861.882288" calcext:value-type="float">
            <text:p>3861.9</text:p>
          </table:table-cell>
          <table:table-cell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3]" office:value-type="float" office:value="3861.882288" calcext:value-type="float">
            <text:p>3861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.9114" calcext:value-type="float">
            <text:p>8.9114</text:p>
          </table:table-cell>
          <table:table-cell table:formula="of:=[retained_catch.B24]*1000000*0.000453592" office:value-type="float" office:value="4042.1397488" calcext:value-type="float">
            <text:p>4042.1</text:p>
          </table:table-cell>
          <table:table-cell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4]" office:value-type="float" office:value="4042.1397488" calcext:value-type="float">
            <text:p>4042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.946" calcext:value-type="float">
            <text:p>14.946</text:p>
          </table:table-cell>
          <table:table-cell table:formula="of:=[retained_catch.B25]*1000000*0.000453592" office:value-type="float" office:value="6779.386032" calcext:value-type="float">
            <text:p>6779.4</text:p>
          </table:table-cell>
          <table:table-cell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5]" office:value-type="float" office:value="6779.386032" calcext:value-type="float">
            <text:p>6779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.856" calcext:value-type="float">
            <text:p>11.856</text:p>
          </table:table-cell>
          <table:table-cell table:formula="of:=[retained_catch.B26]*1000000*0.000453592" office:value-type="float" office:value="5377.786752" calcext:value-type="float">
            <text:p>5377.8</text:p>
          </table:table-cell>
          <table:table-cell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6]" office:value-type="float" office:value="5377.786752" calcext:value-type="float">
            <text:p>5377.8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.241" calcext:value-type="float">
            <text:p>8.241</text:p>
          </table:table-cell>
          <table:table-cell table:formula="of:=[retained_catch.B27]*1000000*0.000453592" office:value-type="float" office:value="3738.051672" calcext:value-type="float">
            <text:p>3738.1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7]" office:value-type="float" office:value="3738.051672" calcext:value-type="float">
            <text:p>3738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523" calcext:value-type="float">
            <text:p>8.523</text:p>
          </table:table-cell>
          <table:table-cell table:formula="of:=[retained_catch.B28]*1000000*0.000453592" office:value-type="float" office:value="3865.964616" calcext:value-type="float">
            <text:p>3866.0</text:p>
          </table:table-cell>
          <table:table-cell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8]" office:value-type="float" office:value="3865.964616" calcext:value-type="float">
            <text:p>3866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.666" calcext:value-type="float">
            <text:p>9.666</text:p>
          </table:table-cell>
          <table:table-cell table:formula="of:=[retained_catch.B29]*1000000*0.000453592" office:value-type="float" office:value="4384.420272" calcext:value-type="float">
            <text:p>4384.4</text:p>
          </table:table-cell>
          <table:table-cell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29]" office:value-type="float" office:value="4384.420272" calcext:value-type="float">
            <text:p>4384.4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.731" calcext:value-type="float">
            <text:p>15.731</text:p>
          </table:table-cell>
          <table:table-cell table:formula="of:=[retained_catch.B30]*1000000*0.000453592" office:value-type="float" office:value="7135.455752" calcext:value-type="float">
            <text:p>7135.5</text:p>
          </table:table-cell>
          <table: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0]" office:value-type="float" office:value="7135.455752" calcext:value-type="float">
            <text:p>7135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.447" calcext:value-type="float">
            <text:p>15.447</text:p>
          </table:table-cell>
          <table:table-cell table:formula="of:=[retained_catch.B31]*1000000*0.000453592" office:value-type="float" office:value="7006.635624" calcext:value-type="float">
            <text:p>7006.6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1]" office:value-type="float" office:value="7006.635624" calcext:value-type="float">
            <text:p>7006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.518" calcext:value-type="float">
            <text:p>18.518</text:p>
          </table:table-cell>
          <table:table-cell table:formula="of:=[retained_catch.B32]*1000000*0.000453592" office:value-type="float" office:value="8399.616656" calcext:value-type="float">
            <text:p>8399.6</text:p>
          </table:table-cell>
          <table:table-cell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2]" office:value-type="float" office:value="8399.616656" calcext:value-type="float">
            <text:p>8399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.748" calcext:value-type="float">
            <text:p>15.748</text:p>
          </table:table-cell>
          <table:table-cell table:formula="of:=[retained_catch.B33]*1000000*0.000453592" office:value-type="float" office:value="7143.166816" calcext:value-type="float">
            <text:p>7143.2</text:p>
          </table:table-cell>
          <table:table-cell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3]" office:value-type="float" office:value="7143.166816" calcext:value-type="float">
            <text:p>7143.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.5117" calcext:value-type="float">
            <text:p>20.5117</text:p>
          </table:table-cell>
          <table:table-cell table:formula="of:=[retained_catch.B34]*1000000*0.000453592" office:value-type="float" office:value="9303.9430264" calcext:value-type="float">
            <text:p>9303.9</text:p>
          </table:table-cell>
          <table:table-cell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4]" office:value-type="float" office:value="9303.9430264" calcext:value-type="float">
            <text:p>9303.9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.31796" calcext:value-type="float">
            <text:p>20.31796</text:p>
          </table:table-cell>
          <table:table-cell table:formula="of:=[retained_catch.B35]*1000000*0.000453592" office:value-type="float" office:value="9216.06411232" calcext:value-type="float">
            <text:p>9216.1</text:p>
          </table:table-cell>
          <table:table-cell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5]" office:value-type="float" office:value="9216.06411232" calcext:value-type="float">
            <text:p>9216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.03305" calcext:value-type="float">
            <text:p>16.03305</text:p>
          </table:table-cell>
          <table:table-cell table:formula="of:=[retained_catch.B36]*1000000*0.000453592" office:value-type="float" office:value="7272.4632156" calcext:value-type="float">
            <text:p>7272.5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6]" office:value-type="float" office:value="7272.4632156" calcext:value-type="float">
            <text:p>7272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.90662" calcext:value-type="float">
            <text:p>14.90662</text:p>
          </table:table-cell>
          <table:table-cell table:formula="of:=[retained_catch.B37]*1000000*0.000453592" office:value-type="float" office:value="6761.52357904" calcext:value-type="float">
            <text:p>6761.5</text:p>
          </table:table-cell>
          <table:table-cell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7]" office:value-type="float" office:value="6761.52357904" calcext:value-type="float">
            <text:p>6761.5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.95228" calcext:value-type="float">
            <text:p>7.95228</text:p>
          </table:table-cell>
          <table:table-cell table:formula="of:=[retained_catch.B38]*1000000*0.000453592" office:value-type="float" office:value="3607.09058976" calcext:value-type="float">
            <text:p>3607.1</text:p>
          </table:table-cell>
          <table:table-cell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8]" office:value-type="float" office:value="3607.09058976" calcext:value-type="float">
            <text:p>3607.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.98455" calcext:value-type="float">
            <text:p>7.98455</text:p>
          </table:table-cell>
          <table:table-cell table:formula="of:=[retained_catch.B39]*1000000*0.000453592" office:value-type="float" office:value="3621.7280036" calcext:value-type="float">
            <text:p>3621.7</text:p>
          </table:table-cell>
          <table:table-cell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39]" office:value-type="float" office:value="3621.7280036" calcext:value-type="float">
            <text:p>3621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798634" calcext:value-type="float">
            <text:p>8.798634</text:p>
          </table:table-cell>
          <table:table-cell table:formula="of:=[retained_catch.B40]*1000000*0.000453592" office:value-type="float" office:value="3990.989993328" calcext:value-type="float">
            <text:p>3991.0</text:p>
          </table:table-cell>
          <table:table-cell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0]" office:value-type="float" office:value="3990.989993328" calcext:value-type="float">
            <text:p>3991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.005943" calcext:value-type="float">
            <text:p>10.005943</text:p>
          </table:table-cell>
          <table:table-cell table:formula="of:=[retained_catch.B41]*1000000*0.000453592" office:value-type="float" office:value="4538.615697256" calcext:value-type="float">
            <text:p>4538.6</text:p>
          </table:table-cell>
          <table:table-cell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1]" office:value-type="float" office:value="4538.615697256" calcext:value-type="float">
            <text:p>4538.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.171435" calcext:value-type="float">
            <text:p>10.171435</text:p>
          </table:table-cell>
          <table:table-cell table:formula="of:=[retained_catch.B42]*1000000*0.000453592" office:value-type="float" office:value="4613.68154452" calcext:value-type="float">
            <text:p>4613.7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2]" office:value-type="float" office:value="4613.68154452" calcext:value-type="float">
            <text:p>4613.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001" calcext:value-type="float">
            <text:p>0.0001</text:p>
          </table:table-cell>
          <table:table-cell table:formula="of:=[retained_catch.B43]*1000000*0.000453592" office:value-type="float" office:value="0.0453592" calcext:value-type="float">
            <text:p>0.0</text:p>
          </table:table-cell>
          <table:table-cell/>
          <table:table-cell office:value-type="float" office:value="2016" calcext:value-type="float">
            <text:p>2016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table:formula="of:=[retained_catch.C43]" office:value-type="float" office:value="0.0453592" calcext:value-type="float">
            <text:p>0.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rawl_bycatch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awl bycatch (milltions of crab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3846" calcext:value-type="float">
            <text:p>0.384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]*1000000" office:value-type="float" office:value="384600" calcext:value-type="float">
            <text:p>3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7877" calcext:value-type="float">
            <text:p>0.787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]*1000000" office:value-type="float" office:value="787700" calcext:value-type="float">
            <text:p>787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6465" calcext:value-type="float">
            <text:p>0.6465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]*1000000" office:value-type="float" office:value="646500" calcext:value-type="float">
            <text:p>64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7362" calcext:value-type="float">
            <text:p>0.7362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5]*1000000" office:value-type="float" office:value="736200" calcext:value-type="float">
            <text:p>736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1413" calcext:value-type="float">
            <text:p>1.1413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6]*1000000" office:value-type="float" office:value="1141300" calcext:value-type="float">
            <text:p>1141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2671" calcext:value-type="float">
            <text:p>0.2671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7]*1000000" office:value-type="float" office:value="267100" calcext:value-type="float">
            <text:p>267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7854" calcext:value-type="float">
            <text:p>0.7854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8]*1000000" office:value-type="float" office:value="785400" calcext:value-type="float">
            <text:p>7854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4928" calcext:value-type="float">
            <text:p>0.4928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9]*1000000" office:value-type="float" office:value="492800" calcext:value-type="float">
            <text:p>492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1682" calcext:value-type="float">
            <text:p>1.1682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0]*1000000" office:value-type="float" office:value="1168200" calcext:value-type="float">
            <text:p>116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2747" calcext:value-type="float">
            <text:p>0.2747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1]*1000000" office:value-type="float" office:value="274700" calcext:value-type="float">
            <text:p>274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1593" calcext:value-type="float">
            <text:p>0.1593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2]*1000000" office:value-type="float" office:value="159300" calcext:value-type="float">
            <text:p>159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245" calcext:value-type="float">
            <text:p>0.1245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3]*1000000" office:value-type="float" office:value="124500" calcext:value-type="float">
            <text:p>12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4303" calcext:value-type="float">
            <text:p>0.430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4]*1000000" office:value-type="float" office:value="430300" calcext:value-type="float">
            <text:p>4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1092" calcext:value-type="float">
            <text:p>0.1092</text:p>
          </table:table-cell>
          <table:table-cell table:number-columns-repeated="2"/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5]*1000000" office:value-type="float" office:value="109200" calcext:value-type="float">
            <text:p>109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1718" calcext:value-type="float">
            <text:p>0.171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6]*1000000" office:value-type="float" office:value="171800" calcext:value-type="float">
            <text:p>171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1835" calcext:value-type="float">
            <text:p>0.1835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7]*1000000" office:value-type="float" office:value="183500" calcext:value-type="float">
            <text:p>18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2481" calcext:value-type="float">
            <text:p>0.2481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8]*1000000" office:value-type="float" office:value="248100" calcext:value-type="float">
            <text:p>248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281" calcext:value-type="float">
            <text:p>0.281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19]*1000000" office:value-type="float" office:value="281000" calcext:value-type="float">
            <text:p>281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482" calcext:value-type="float">
            <text:p>0.0482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0]*1000000" office:value-type="float" office:value="48200" calcext:value-type="float">
            <text:p>48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1066" calcext:value-type="float">
            <text:p>0.1066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1]*1000000" office:value-type="float" office:value="106600" calcext:value-type="float">
            <text:p>106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763" calcext:value-type="float">
            <text:p>0.0763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2]*1000000" office:value-type="float" office:value="76300" calcext:value-type="float">
            <text:p>76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3]*1000000" office:value-type="float" office:value="49000" calcext:value-type="float">
            <text:p>4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937" calcext:value-type="float">
            <text:p>0.0937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4]*1000000" office:value-type="float" office:value="93700" calcext:value-type="float">
            <text:p>9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05" calcext:value-type="float">
            <text:p>0.110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5]*1000000" office:value-type="float" office:value="110500" calcext:value-type="float">
            <text:p>110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586" calcext:value-type="float">
            <text:p>0.058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6]*1000000" office:value-type="float" office:value="58600" calcext:value-type="float">
            <text:p>5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89955" calcext:value-type="float">
            <text:p>0.08995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7]*1000000" office:value-type="float" office:value="89955" calcext:value-type="float">
            <text:p>8995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76302" calcext:value-type="float">
            <text:p>0.076302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8]*1000000" office:value-type="float" office:value="76302" calcext:value-type="float">
            <text:p>7630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105493" calcext:value-type="float">
            <text:p>0.105493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29]*1000000" office:value-type="float" office:value="105493" calcext:value-type="float">
            <text:p>1054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75107" calcext:value-type="float">
            <text:p>0.075107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0]*1000000" office:value-type="float" office:value="75107" calcext:value-type="float">
            <text:p>751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96834" calcext:value-type="float">
            <text:p>0.096834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1]*1000000" office:value-type="float" office:value="96834" calcext:value-type="float">
            <text:p>9683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7529" calcext:value-type="float">
            <text:p>0.07529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2]*1000000" office:value-type="float" office:value="75290" calcext:value-type="float">
            <text:p>752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86417" calcext:value-type="float">
            <text:p>0.086417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3]*1000000" office:value-type="float" office:value="86417" calcext:value-type="float">
            <text:p>8641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93077" calcext:value-type="float">
            <text:p>0.09307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4]*1000000" office:value-type="float" office:value="93077" calcext:value-type="float">
            <text:p>9307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59585" calcext:value-type="float">
            <text:p>0.05958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5]*1000000" office:value-type="float" office:value="59585" calcext:value-type="float">
            <text:p>5958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58219" calcext:value-type="float">
            <text:p>0.05821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6]*1000000" office:value-type="float" office:value="58219" calcext:value-type="float">
            <text:p>582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045916" calcext:value-type="float">
            <text:p>0.04591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7]*1000000" office:value-type="float" office:value="45916" calcext:value-type="float">
            <text:p>4591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038541" calcext:value-type="float">
            <text:p>0.038541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8]*1000000" office:value-type="float" office:value="38541" calcext:value-type="float">
            <text:p>385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106439" calcext:value-type="float">
            <text:p>0.106439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39]*1000000" office:value-type="float" office:value="106439" calcext:value-type="float">
            <text:p>10643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4434" calcext:value-type="float">
            <text:p>0.14434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0]*1000000" office:value-type="float" office:value="144340" calcext:value-type="float">
            <text:p>144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585" calcext:value-type="float">
            <text:p>0.1258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trawl_bycatch.B41]*1000000" office:value-type="float" office:value="125850" calcext:value-type="float">
            <text:p>12585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ale discard (millions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1.7188" calcext:value-type="float">
            <text:p>1.718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]*1000000" office:value-type="float" office:value="1718800" calcext:value-type="float">
            <text:p>1718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537" calcext:value-type="float">
            <text:p>1.4537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3]*1000000" office:value-type="float" office:value="1453700" calcext:value-type="float">
            <text:p>1453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3056" calcext:value-type="float">
            <text:p>2.305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4]*1000000" office:value-type="float" office:value="2305600" calcext:value-type="float">
            <text:p>2305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5]*1000000" office:value-type="float" office:value="2688000" calcext:value-type="float">
            <text:p>2688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8]*1000000" office:value-type="float" office:value="595000" calcext:value-type="float">
            <text:p>59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9]*1000000" office:value-type="float" office:value="910000" calcext:value-type="float">
            <text:p>9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0]*1000000" office:value-type="float" office:value="3173000" calcext:value-type="float">
            <text:p>317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1]*1000000" office:value-type="float" office:value="922000" calcext:value-type="float">
            <text:p>92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2]*1000000" office:value-type="float" office:value="1393000" calcext:value-type="float">
            <text:p>1393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6235" calcext:value-type="float">
            <text:p>1.6235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3]*1000000" office:value-type="float" office:value="1623500" calcext:value-type="float">
            <text:p>1623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4]*1000000" office:value-type="float" office:value="1527000" calcext:value-type="float">
            <text:p>152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7" calcext:value-type="float">
            <text:p>3.617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5]*1000000" office:value-type="float" office:value="3617000" calcext:value-type="float">
            <text:p>3617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6]*1000000" office:value-type="float" office:value="1539000" calcext:value-type="float">
            <text:p>1539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923" calcext:value-type="float">
            <text:p>3.7923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7]*1000000" office:value-type="float" office:value="3792300" calcext:value-type="float">
            <text:p>3792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8]*1000000" office:value-type="float" office:value="1832000" calcext:value-type="float">
            <text:p>18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6198" calcext:value-type="float">
            <text:p>3.619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19]*1000000" office:value-type="float" office:value="3619800" calcext:value-type="float">
            <text:p>3619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786757" calcext:value-type="float">
            <text:p>3.786757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0]*1000000" office:value-type="float" office:value="3786757" calcext:value-type="float">
            <text:p>378675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782675" calcext:value-type="float">
            <text:p>2.782675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1]*1000000" office:value-type="float" office:value="2782675" calcext:value-type="float">
            <text:p>278267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80059" calcext:value-type="float">
            <text:p>2.480059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2]*1000000" office:value-type="float" office:value="2480059" calcext:value-type="float">
            <text:p>248005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3]*1000000" office:value-type="float" office:value="1279960" calcext:value-type="float">
            <text:p>1279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4096" calcext:value-type="float">
            <text:p>0.64096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4]*1000000" office:value-type="float" office:value="640960" calcext:value-type="float">
            <text:p>6409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67328" calcext:value-type="float">
            <text:p>0.967328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5]*1000000" office:value-type="float" office:value="967328" calcext:value-type="float">
            <text:p>96732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480673" calcext:value-type="float">
            <text:p>1.480673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6]*1000000" office:value-type="float" office:value="1480673" calcext:value-type="float">
            <text:p>148067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5056" calcext:value-type="float">
            <text:p>0.74505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27]*1000000" office:value-type="float" office:value="745056" calcext:value-type="float">
            <text:p>74505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female_discard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male discard (million crabs)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_mortality</text:p>
          </table:table-cell>
        </table:table-row>
        <table:table-row table:style-name="ro1">
          <table:table-cell office:value-type="float" office:value="2.6708" calcext:value-type="float">
            <text:p>2.6708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]*1000000" office:value-type="float" office:value="2670800" calcext:value-type="float">
            <text:p>26708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846" calcext:value-type="float">
            <text:p>0.484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1000000" office:value-type="float" office:value="484600" calcext:value-type="float">
            <text:p>484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4086" calcext:value-type="float">
            <text:p>2.4086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4]*1000000" office:value-type="float" office:value="2408600" calcext:value-type="float">
            <text:p>2408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8145" calcext:value-type="float">
            <text:p>2.814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5]*1000000" office:value-type="float" office:value="2814500" calcext:value-type="float">
            <text:p>2814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8]*1000000" office:value-type="float" office:value="10000" calcext:value-type="float">
            <text:p>10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]*1000000" office:value-type="float" office:value="75000" calcext:value-type="float">
            <text:p>75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.8965" calcext:value-type="float">
            <text:p>3.8965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0]*1000000" office:value-type="float" office:value="3896500" calcext:value-type="float">
            <text:p>38965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303" calcext:value-type="float">
            <text:p>0.0303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1]*1000000" office:value-type="float" office:value="30300" calcext:value-type="float">
            <text:p>303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2]*1000000" office:value-type="float" office:value="304000" calcext:value-type="float">
            <text:p>304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861" calcext:value-type="float">
            <text:p>0.7861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3]*1000000" office:value-type="float" office:value="786100" calcext:value-type="float">
            <text:p>7861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76" calcext:value-type="float">
            <text:p>0.0476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4]*1000000" office:value-type="float" office:value="47600" calcext:value-type="float">
            <text:p>476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5]*1000000" office:value-type="float" office:value="2191200" calcext:value-type="float">
            <text:p>2191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6]*1000000" office:value-type="float" office:value="932000" calcext:value-type="float">
            <text:p>9320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387" calcext:value-type="float">
            <text:p>2.0387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7]*1000000" office:value-type="float" office:value="2038700" calcext:value-type="float">
            <text:p>20387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222" calcext:value-type="float">
            <text:p>0.222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8]*1000000" office:value-type="float" office:value="222200" calcext:value-type="float">
            <text:p>2222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3389" calcext:value-type="float">
            <text:p>0.83389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9]*1000000" office:value-type="float" office:value="833890" calcext:value-type="float">
            <text:p>83389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666098" calcext:value-type="float">
            <text:p>0.666098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0]*1000000" office:value-type="float" office:value="666098" calcext:value-type="float">
            <text:p>66609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33234" calcext:value-type="float">
            <text:p>0.33234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1]*1000000" office:value-type="float" office:value="332340" calcext:value-type="float">
            <text:p>33234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77993" calcext:value-type="float">
            <text:p>0.477993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2]*1000000" office:value-type="float" office:value="477993" calcext:value-type="float">
            <text:p>47799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1586" calcext:value-type="float">
            <text:p>0.11586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3]*1000000" office:value-type="float" office:value="115860" calcext:value-type="float">
            <text:p>1158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049933" calcext:value-type="float">
            <text:p>0.049933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4]*1000000" office:value-type="float" office:value="49933" calcext:value-type="float">
            <text:p>499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09135" calcext:value-type="float">
            <text:p>0.409135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5]*1000000" office:value-type="float" office:value="409135" calcext:value-type="float">
            <text:p>40913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80805" calcext:value-type="float">
            <text:p>0.280805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6]*1000000" office:value-type="float" office:value="280805" calcext:value-type="float">
            <text:p>280805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747306" calcext:value-type="float">
            <text:p>0.747306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7]*1000000" office:value-type="float" office:value="747306" calcext:value-type="float">
            <text:p>7473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6:37:57.066078838</meta:creation-date>
    <dc:date>2016-12-17T16:13:55.814868170</dc:date>
    <meta:editing-duration>PT37M25S</meta:editing-duration>
    <meta:editing-cycles>4</meta:editing-cycles>
    <meta:generator>LibreOffice/5.1.4.2$Linux_X86_64 LibreOffice_project/10m0$Build-2</meta:generator>
    <meta:document-statistic meta:table-count="4" meta:cell-count="1783" meta:object-count="0"/>
  </office:meta>
</office:document-meta>
</file>